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fo:background-color="#ffff00"/>
    </style:style>
    <style:style style:name="ce2" style:family="table-cell" style:parent-style-name="Default" style:data-style-name="N1"/>
    <style:style style:name="ce6" style:family="table-cell" style:parent-style-name="Default" style:data-style-name="N1">
      <style:table-cell-properties fo:background-color="#81d41a"/>
    </style:style>
    <style:style style:name="ce10" style:family="table-cell" style:parent-style-name="Default" style:data-style-name="N1">
      <style:table-cell-properties fo:background-color="#ff4000"/>
    </style:style>
    <style:style style:name="ce7" style:family="table-cell" style:parent-style-name="Default" style:data-style-name="N1">
      <style:table-cell-properties fo:background-color="transparent"/>
    </style:style>
    <style:style style:name="ce14" style:family="table-cell" style:parent-style-name="Default" style:data-style-name="N1">
      <style:table-cell-properties fo:background-color="#81d41a"/>
      <style:text-properties fo:color="#000000"/>
    </style:style>
    <style:style style:name="ce18" style:family="table-cell" style:parent-style-name="Default" style:data-style-name="N1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800080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4" table:number-columns-repeated="7" table:default-cell-style-name="ce7"/>
        <table:table-column table:style-name="co4" table:default-cell-style-name="ce2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Número de ID</text:p>
          </table:table-cell>
          <table:table-cell table:style-name="Default" office:value-type="string" calcext:value-type="string">
            <text:p>Cuestionario:Questionnaire 1 (15%)</text:p>
          </table:table-cell>
          <table:table-cell table:style-name="Default" office:value-type="string" calcext:value-type="string">
            <text:p>Oral presentation Midterm Exam 1 (15%)</text:p>
          </table:table-cell>
          <table:table-cell table:style-name="Default" office:value-type="string" calcext:value-type="string">
            <text:p>Primer Corte (30%)</text:p>
          </table:table-cell>
          <table:table-cell table:style-name="Default" office:value-type="string" calcext:value-type="string">
            <text:p>Cuestionario:Questionnaire 2 (15%)</text:p>
          </table:table-cell>
          <table:table-cell table:style-name="Default" office:value-type="string" calcext:value-type="string">
            <text:p>Oral presentation Midterm Exam 2 (15%)</text:p>
          </table:table-cell>
          <table:table-cell table:style-name="Default" office:value-type="string" calcext:value-type="string">
            <text:p>Segundo Corte (30%)</text:p>
          </table:table-cell>
          <table:table-cell table:style-name="Default" office:value-type="string" calcext:value-type="string">
            <text:p>Cuestionario:Questionnaire 3 (15%)</text:p>
          </table:table-cell>
          <table:table-cell table:style-name="Default" office:value-type="string" calcext:value-type="string">
            <text:p>Oral presentation Final Exam (25%)</text:p>
          </table:table-cell>
          <table:table-cell table:style-name="Default" office:value-type="string" calcext:value-type="string">
            <text:p>Tercer Corte (40%)</text:p>
          </table:table-cell>
          <table:table-cell table:style-name="Default" office:value-type="string" calcext:value-type="string">
            <text:p>Cumulative grade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Alvarez Campos</text:p>
          </table:table-cell>
          <table:table-cell office:value-type="string" calcext:value-type="string">
            <text:p>est.nicolas.alvarezc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([.J2]*0.15 + [.K2]*0.25)/0.4" office:value-type="float" office:value="0" calcext:value-type="float">
            <text:p>0</text:p>
          </table:table-cell>
          <table:table-cell table:formula="of:=[.F2]*0.3 + [.I2]*0.3 + [.L2]*0.4" office:value-type="float" office:value="0" calcext:value-type="float">
            <text:p>0</text:p>
          </table:table-cell>
          <table:table-cell table:number-columns-repeated="2"/>
          <table:table-cell table:style-name="ce3"/>
          <table:table-cell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Jhon Alexander</text:p>
          </table:table-cell>
          <table:table-cell office:value-type="string" calcext:value-type="string">
            <text:p>Benavides Rosero</text:p>
          </table:table-cell>
          <table:table-cell office:value-type="string" calcext:value-type="string">
            <text:p>est.jhon.abenavides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([.J3]*0.15 + [.K3]*0.25)/0.4" office:value-type="float" office:value="39.5" calcext:value-type="float">
            <text:p>40</text:p>
          </table:table-cell>
          <table:table-cell table:formula="of:=[.F3]*0.3 + [.I3]*0.3 + [.L3]*0.4" office:value-type="float" office:value="41.9" calcext:value-type="float">
            <text:p>42</text:p>
          </table:table-cell>
          <table:table-cell table:number-columns-repeated="2"/>
          <table:table-cell table:style-name="ce9"/>
          <table:table-cell office:value-type="string" calcext:value-type="string">
            <text:p>Excuse send</text:p>
          </table:table-cell>
        </table:table-row>
        <table:table-row table:style-name="ro1">
          <table:table-cell office:value-type="string" calcext:value-type="string">
            <text:p>Lina Maria</text:p>
          </table:table-cell>
          <table:table-cell office:value-type="string" calcext:value-type="string">
            <text:p>Betancourth Molina</text:p>
          </table:table-cell>
          <table:table-cell office:value-type="string" calcext:value-type="string">
            <text:p>est.lina.mbetancou1</text:p>
          </table:table-cell>
          <table:table-cell office:value-type="float" office:value="16.6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([.J4]*0.15 + [.K4]*0.25)/0.4" office:value-type="float" office:value="0" calcext:value-type="float">
            <text:p>0</text:p>
          </table:table-cell>
          <table:table-cell table:formula="of:=[.F4]*0.3 + [.I4]*0.3 + [.L4]*0.4" office:value-type="float" office:value="15.3" calcext:value-type="float">
            <text:p>15</text:p>
          </table:table-cell>
          <table:table-cell table:number-columns-repeated="2"/>
          <table:table-cell table:style-name="ce16"/>
          <table:table-cell office:value-type="string" calcext:value-type="string">
            <text:p>Excuse pending</text:p>
          </table:table-cell>
        </table:table-row>
        <table:table-row table:style-name="ro1">
          <table:table-cell office:value-type="string" calcext:value-type="string">
            <text:p>Laura Caroxnu</text:p>
          </table:table-cell>
          <table:table-cell office:value-type="string" calcext:value-type="string">
            <text:p>Bustos Pineda</text:p>
          </table:table-cell>
          <table:table-cell office:value-type="string" calcext:value-type="string">
            <text:p>est.laura.cbustos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formula="of:=([.J5]*0.15 + [.K5]*0.25)/0.4" office:value-type="float" office:value="12.375" calcext:value-type="float">
            <text:p>12</text:p>
          </table:table-cell>
          <table:table-cell table:formula="of:=[.F5]*0.3 + [.I5]*0.3 + [.L5]*0.4" office:value-type="float" office:value="20.85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aldine Lizeth</text:p>
          </table:table-cell>
          <table:table-cell office:value-type="string" calcext:value-type="string">
            <text:p>Castro Ballen</text:p>
          </table:table-cell>
          <table:table-cell office:value-type="string" calcext:value-type="string">
            <text:p>est.geraldine.castro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formula="of:=([.J6]*0.15 + [.K6]*0.25)/0.4" office:value-type="float" office:value="9.375" calcext:value-type="float">
            <text:p>9</text:p>
          </table:table-cell>
          <table:table-cell table:formula="of:=[.F6]*0.3 + [.I6]*0.3 + [.L6]*0.4" office:value-type="float" office:value="22.35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or</text:p>
          </table:table-cell>
          <table:table-cell office:value-type="string" calcext:value-type="string">
            <text:p>De La Torre Ariza</text:p>
          </table:table-cell>
          <table:table-cell office:value-type="string" calcext:value-type="string">
            <text:p>est.nestor.tor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([.J7]*0.15 + [.K7]*0.25)/0.4" office:value-type="float" office:value="0" calcext:value-type="float">
            <text:p>0</text:p>
          </table:table-cell>
          <table:table-cell table:formula="of:=[.F7]*0.3 + [.I7]*0.3 + [.L7]*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win Giovanni</text:p>
          </table:table-cell>
          <table:table-cell office:value-type="string" calcext:value-type="string">
            <text:p>Delgado Torres</text:p>
          </table:table-cell>
          <table:table-cell office:value-type="string" calcext:value-type="string">
            <text:p>est.edwin.gdelgado</text:p>
          </table:table-cell>
          <table:table-cell office:value-type="float" office:value="41.67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([.J8]*0.15 + [.K8]*0.25)/0.4" office:value-type="float" office:value="45" calcext:value-type="float">
            <text:p>45</text:p>
          </table:table-cell>
          <table:table-cell table:formula="of:=[.F8]*0.3 + [.I8]*0.3 + [.L8]*0.4" office:value-type="float" office:value="43.5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ana Andrea</text:p>
          </table:table-cell>
          <table:table-cell office:value-type="string" calcext:value-type="string">
            <text:p>Echeverri Piedrahita</text:p>
          </table:table-cell>
          <table:table-cell office:value-type="string" calcext:value-type="string">
            <text:p>est.juliana.echev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([.J9]*0.15 + [.K9]*0.25)/0.4" office:value-type="float" office:value="42" calcext:value-type="float">
            <text:p>42</text:p>
          </table:table-cell>
          <table:table-cell table:formula="of:=[.F9]*0.3 + [.I9]*0.3 + [.L9]*0.4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Garcia Vasquez</text:p>
          </table:table-cell>
          <table:table-cell office:value-type="string" calcext:value-type="string">
            <text:p>est.melissa.garciav</text:p>
          </table:table-cell>
          <table:table-cell table:number-columns-repeated="10" table:style-name="ce10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 Antonia</text:p>
          </table:table-cell>
          <table:table-cell office:value-type="string" calcext:value-type="string">
            <text:p>Gualteros Murcia</text:p>
          </table:table-cell>
          <table:table-cell office:value-type="string" calcext:value-type="string">
            <text:p>est.maria.agualtero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([.J11]*0.15 + [.K11]*0.25)/0.4" office:value-type="float" office:value="0" calcext:value-type="float">
            <text:p>0</text:p>
          </table:table-cell>
          <table:table-cell table:formula="of:=[.F11]*0.3 + [.I11]*0.3 + [.L11]*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rly Indira</text:p>
          </table:table-cell>
          <table:table-cell office:value-type="string" calcext:value-type="string">
            <text:p>Guzman Pinto</text:p>
          </table:table-cell>
          <table:table-cell office:value-type="string" calcext:value-type="string">
            <text:p>est.yerly.guzman</text:p>
          </table:table-cell>
          <table:table-cell office:value-type="float" office:value="41.67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([.J12]*0.15 + [.K12]*0.25)/0.4" office:value-type="float" office:value="42" calcext:value-type="float">
            <text:p>42</text:p>
          </table:table-cell>
          <table:table-cell table:formula="of:=[.F12]*0.3 + [.I12]*0.3 + [.L12]*0.4" office:value-type="float" office:value="43.5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el <text:s/>Adrian</text:p>
          </table:table-cell>
          <table:table-cell office:value-type="string" calcext:value-type="string">
            <text:p>Jula Rojas</text:p>
          </table:table-cell>
          <table:table-cell office:value-type="string" calcext:value-type="string">
            <text:p>est.manuel.jul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([.J13]*0.15 + [.K13]*0.25)/0.4" office:value-type="float" office:value="0" calcext:value-type="float">
            <text:p>0</text:p>
          </table:table-cell>
          <table:table-cell table:formula="of:=[.F13]*0.3 + [.I13]*0.3 + [.L13]*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dy Danelia</text:p>
          </table:table-cell>
          <table:table-cell office:value-type="string" calcext:value-type="string">
            <text:p>Mendivelso Zea</text:p>
          </table:table-cell>
          <table:table-cell office:value-type="string" calcext:value-type="string">
            <text:p>est.yudy.mendivelso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J14]*0.15 + [.K14]*0.25)/0.4" office:value-type="float" office:value="23.75" calcext:value-type="float">
            <text:p>24</text:p>
          </table:table-cell>
          <table:table-cell table:formula="of:=[.F14]*0.3 + [.I14]*0.3 + [.L14]*0.4" office:value-type="float" office:value="22.7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dy Dayanna</text:p>
          </table:table-cell>
          <table:table-cell office:value-type="string" calcext:value-type="string">
            <text:p>Murillo Arias</text:p>
          </table:table-cell>
          <table:table-cell office:value-type="string" calcext:value-type="string">
            <text:p>est.wendy.murillo</text:p>
          </table:table-cell>
          <table:table-cell office:value-type="float" office:value="41.67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formula="of:=([.J15]*0.15 + [.K15]*0.25)/0.4" office:value-type="float" office:value="33.125" calcext:value-type="float">
            <text:p>33</text:p>
          </table:table-cell>
          <table:table-cell table:formula="of:=[.F15]*0.3 + [.I15]*0.3 + [.L15]*0.4" office:value-type="float" office:value="36.35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nan Eduardo</text:p>
          </table:table-cell>
          <table:table-cell office:value-type="string" calcext:value-type="string">
            <text:p>Niño Linares</text:p>
          </table:table-cell>
          <table:table-cell office:value-type="string" calcext:value-type="string">
            <text:p>est.hernan.enino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([.J16]*0.15 + [.K16]*0.25)/0.4" office:value-type="float" office:value="42.5" calcext:value-type="float">
            <text:p>43</text:p>
          </table:table-cell>
          <table:table-cell table:formula="of:=[.F16]*0.3 + [.I16]*0.3 + [.L16]*0.4" office:value-type="float" office:value="38.6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a Beatriz</text:p>
          </table:table-cell>
          <table:table-cell office:value-type="string" calcext:value-type="string">
            <text:p>Ortiz Alvarez</text:p>
          </table:table-cell>
          <table:table-cell office:value-type="string" calcext:value-type="string">
            <text:p>est.mara.ortiz</text:p>
          </table:table-cell>
          <table:table-cell office:value-type="float" office:value="16.6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([.J17]*0.15 + [.K17]*0.25)/0.4" office:value-type="float" office:value="36.125" calcext:value-type="float">
            <text:p>36</text:p>
          </table:table-cell>
          <table:table-cell table:formula="of:=[.F17]*0.3 + [.I17]*0.3 + [.L17]*0.4" office:value-type="float" office:value="32.45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y Carolina</text:p>
          </table:table-cell>
          <table:table-cell office:value-type="string" calcext:value-type="string">
            <text:p>Paipa Mantilla</text:p>
          </table:table-cell>
          <table:table-cell office:value-type="string" calcext:value-type="string">
            <text:p>est.lady.paipa</text:p>
          </table:table-cell>
          <table:table-cell office:value-type="float" office:value="16.6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([.J18]*0.15 + [.K18]*0.25)/0.4" office:value-type="float" office:value="36.125" calcext:value-type="float">
            <text:p>36</text:p>
          </table:table-cell>
          <table:table-cell table:formula="of:=[.F18]*0.3 + [.I18]*0.3 + [.L18]*0.4" office:value-type="float" office:value="33.95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ka Johanna</text:p>
          </table:table-cell>
          <table:table-cell office:value-type="string" calcext:value-type="string">
            <text:p>Parra Montero</text:p>
          </table:table-cell>
          <table:table-cell office:value-type="string" calcext:value-type="string">
            <text:p>est.erika.jparra</text:p>
          </table:table-cell>
          <table:table-cell office:value-type="float" office:value="41.67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([.J19]*0.15 + [.K19]*0.25)/0.4" office:value-type="float" office:value="39.5" calcext:value-type="float">
            <text:p>40</text:p>
          </table:table-cell>
          <table:table-cell table:formula="of:=[.F19]*0.3 + [.I19]*0.3 + [.L19]*0.4" office:value-type="float" office:value="38.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nifer</text:p>
          </table:table-cell>
          <table:table-cell office:value-type="string" calcext:value-type="string">
            <text:p>Pelaez Cortez</text:p>
          </table:table-cell>
          <table:table-cell office:value-type="string" calcext:value-type="string">
            <text:p>est.yenifer.pelaez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([.J20]*0.15 + [.K20]*0.25)/0.4" office:value-type="float" office:value="39.5" calcext:value-type="float">
            <text:p>40</text:p>
          </table:table-cell>
          <table:table-cell table:formula="of:=[.F20]*0.3 + [.I20]*0.3 + [.L20]*0.4" office:value-type="float" office:value="37.4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iana Marcela</text:p>
          </table:table-cell>
          <table:table-cell office:value-type="string" calcext:value-type="string">
            <text:p>Peraza Villarreal</text:p>
          </table:table-cell>
          <table:table-cell office:value-type="string" calcext:value-type="string">
            <text:p>est.liliana.peraza</text:p>
          </table:table-cell>
          <table:table-cell table:number-columns-repeated="10" table:style-name="ce10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old Daniel</text:p>
          </table:table-cell>
          <table:table-cell office:value-type="string" calcext:value-type="string">
            <text:p>Porras Salcedo</text:p>
          </table:table-cell>
          <table:table-cell office:value-type="string" calcext:value-type="string">
            <text:p>est.harold.porr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([.J22]*0.15 + [.K22]*0.25)/0.4" office:value-type="float" office:value="0" calcext:value-type="float">
            <text:p>0</text:p>
          </table:table-cell>
          <table:table-cell table:formula="of:=[.F22]*0.3 + [.I22]*0.3 + [.L22]*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hoan Sebastian</text:p>
          </table:table-cell>
          <table:table-cell office:value-type="string" calcext:value-type="string">
            <text:p>Pulido Gualdron</text:p>
          </table:table-cell>
          <table:table-cell office:value-type="string" calcext:value-type="string">
            <text:p>est.jhoan.pulido</text:p>
          </table:table-cell>
          <table:table-cell office:value-type="float" office:value="33.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([.J23]*0.15 + [.K23]*0.25)/0.4" office:value-type="float" office:value="42.5" calcext:value-type="float">
            <text:p>43</text:p>
          </table:table-cell>
          <table:table-cell table:formula="of:=[.F23]*0.3 + [.I23]*0.3 + [.L23]*0.4" office:value-type="float" office:value="32.3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ron Miguel</text:p>
          </table:table-cell>
          <table:table-cell office:value-type="string" calcext:value-type="string">
            <text:p>Ramirez Delgado</text:p>
          </table:table-cell>
          <table:table-cell office:value-type="string" calcext:value-type="string">
            <text:p>est.dayron.ramirez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([.J24]*0.15 + [.K24]*0.25)/0.4" office:value-type="float" office:value="0" calcext:value-type="float">
            <text:p>0</text:p>
          </table:table-cell>
          <table:table-cell table:formula="of:=[.F24]*0.3 + [.I24]*0.3 + [.L24]*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a Camila</text:p>
          </table:table-cell>
          <table:table-cell office:value-type="string" calcext:value-type="string">
            <text:p>Rodriguez Gomez</text:p>
          </table:table-cell>
          <table:table-cell office:value-type="string" calcext:value-type="string">
            <text:p>est.laura.crodriguez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style-name="ce14" office:value-type="float" office:value="31" calcext:value-type="float">
            <text:p>31</text:p>
          </table:table-cell>
          <table:table-cell table:style-name="ce18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([.J25]*0.15 + [.K25]*0.25)/0.4" office:value-type="float" office:value="36.125" calcext:value-type="float">
            <text:p>36</text:p>
          </table:table-cell>
          <table:table-cell table:formula="of:=[.F25]*0.3 + [.I25]*0.3 + [.L25]*0.4" office:value-type="float" office:value="33.05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yder Andres</text:p>
          </table:table-cell>
          <table:table-cell office:value-type="string" calcext:value-type="string">
            <text:p>Rodriguez Perafan</text:p>
          </table:table-cell>
          <table:table-cell office:value-type="string" calcext:value-type="string">
            <text:p>est.leyder.arodrig1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([.J26]*0.15 + [.K26]*0.25)/0.4" office:value-type="float" office:value="0" calcext:value-type="float">
            <text:p>0</text:p>
          </table:table-cell>
          <table:table-cell table:formula="of:=[.F26]*0.3 + [.I26]*0.3 + [.L26]*0.4" office:value-type="float" office:value="12.9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ann Luis</text:p>
          </table:table-cell>
          <table:table-cell office:value-type="string" calcext:value-type="string">
            <text:p>Rojas Bernal</text:p>
          </table:table-cell>
          <table:table-cell office:value-type="string" calcext:value-type="string">
            <text:p>est.jeann.rojas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([.J27]*0.15 + [.K27]*0.25)/0.4" office:value-type="float" office:value="39.5" calcext:value-type="float">
            <text:p>40</text:p>
          </table:table-cell>
          <table:table-cell table:formula="of:=[.F27]*0.3 + [.I27]*0.3 + [.L27]*0.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litza Zuleymy</text:p>
          </table:table-cell>
          <table:table-cell office:value-type="string" calcext:value-type="string">
            <text:p>Rojas Velandia</text:p>
          </table:table-cell>
          <table:table-cell office:value-type="string" calcext:value-type="string">
            <text:p>est.yulitza.rojas</text:p>
          </table:table-cell>
          <table:table-cell office:value-type="float" office:value="33.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([.J28]*0.15 + [.K28]*0.25)/0.4" office:value-type="float" office:value="42.5" calcext:value-type="float">
            <text:p>43</text:p>
          </table:table-cell>
          <table:table-cell table:formula="of:=[.F28]*0.3 + [.I28]*0.3 + [.L28]*0.4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Rubiano Cadena</text:p>
          </table:table-cell>
          <table:table-cell office:value-type="string" calcext:value-type="string">
            <text:p>est.steven.rubiano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([.J29]*0.15 + [.K29]*0.25)/0.4" office:value-type="float" office:value="39.5" calcext:value-type="float">
            <text:p>40</text:p>
          </table:table-cell>
          <table:table-cell table:formula="of:=[.F29]*0.3 + [.I29]*0.3 + [.L29]*0.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Sara Hernandez</text:p>
          </table:table-cell>
          <table:table-cell office:value-type="string" calcext:value-type="string">
            <text:p>est.juan.sara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([.J30]*0.15 + [.K30]*0.25)/0.4" office:value-type="float" office:value="0" calcext:value-type="float">
            <text:p>0</text:p>
          </table:table-cell>
          <table:table-cell table:formula="of:=[.F30]*0.3 + [.I30]*0.3 + [.L30]*0.4" office:value-type="float" office:value="12.9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old Arley</text:p>
          </table:table-cell>
          <table:table-cell office:value-type="string" calcext:value-type="string">
            <text:p>Sepulveda Pinzon</text:p>
          </table:table-cell>
          <table:table-cell office:value-type="string" calcext:value-type="string">
            <text:p>est.harold.sepulveda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([.J31]*0.15 + [.K31]*0.25)/0.4" office:value-type="float" office:value="42.5" calcext:value-type="float">
            <text:p>43</text:p>
          </table:table-cell>
          <table:table-cell table:formula="of:=[.F31]*0.3 + [.I31]*0.3 + [.L31]*0.4" office:value-type="float" office:value="44.9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mile</text:p>
          </table:table-cell>
          <table:table-cell office:value-type="string" calcext:value-type="string">
            <text:p>Silva Corredor</text:p>
          </table:table-cell>
          <table:table-cell office:value-type="string" calcext:value-type="string">
            <text:p>est.yamile.silva</text:p>
          </table:table-cell>
          <table:table-cell office:value-type="float" office:value="33.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([.J32]*0.15 + [.K32]*0.25)/0.4" office:value-type="float" office:value="45" calcext:value-type="float">
            <text:p>45</text:p>
          </table:table-cell>
          <table:table-cell table:formula="of:=[.F32]*0.3 + [.I32]*0.3 + [.L32]*0.4" office:value-type="float" office:value="43.2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eth Patricia</text:p>
          </table:table-cell>
          <table:table-cell office:value-type="string" calcext:value-type="string">
            <text:p>Soto Caballero</text:p>
          </table:table-cell>
          <table:table-cell office:value-type="string" calcext:value-type="string">
            <text:p>est.julieth.soto</text:p>
          </table:table-cell>
          <table:table-cell office:value-type="float" office:value="8.33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([.J33]*0.15 + [.K33]*0.25)/0.4" office:value-type="float" office:value="42" calcext:value-type="float">
            <text:p>42</text:p>
          </table:table-cell>
          <table:table-cell table:formula="of:=[.F33]*0.3 + [.I33]*0.3 + [.L33]*0.4" office:value-type="float" office:value="38.1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hon Jaime</text:p>
          </table:table-cell>
          <table:table-cell office:value-type="string" calcext:value-type="string">
            <text:p>Suarez Castañeda</text:p>
          </table:table-cell>
          <table:table-cell office:value-type="string" calcext:value-type="string">
            <text:p>est.jhon.jsuarez</text:p>
          </table:table-cell>
          <table:table-cell office:value-type="float" office:value="16.6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([.J34]*0.15 + [.K34]*0.25)/0.4" office:value-type="float" office:value="45" calcext:value-type="float">
            <text:p>45</text:p>
          </table:table-cell>
          <table:table-cell table:formula="of:=[.F34]*0.3 + [.I34]*0.3 + [.L34]*0.4" office:value-type="float" office:value="41.7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ka Yohana</text:p>
          </table:table-cell>
          <table:table-cell office:value-type="string" calcext:value-type="string">
            <text:p>Valencia Sánchez</text:p>
          </table:table-cell>
          <table:table-cell office:value-type="string" calcext:value-type="string">
            <text:p>est.erika.valencia</text:p>
          </table:table-cell>
          <table:table-cell office:value-type="float" office:value="33.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([.J35]*0.15 + [.K35]*0.25)/0.4" office:value-type="float" office:value="45" calcext:value-type="float">
            <text:p>45</text:p>
          </table:table-cell>
          <table:table-cell table:formula="of:=[.F35]*0.3 + [.I35]*0.3 + [.L35]*0.4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sson</text:p>
          </table:table-cell>
          <table:table-cell office:value-type="string" calcext:value-type="string">
            <text:p>Vargas Villate</text:p>
          </table:table-cell>
          <table:table-cell office:value-type="string" calcext:value-type="string">
            <text:p>est.alisson.vargas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([.J36]*0.15 + [.K36]*0.25)/0.4" office:value-type="float" office:value="35.625" calcext:value-type="float">
            <text:p>36</text:p>
          </table:table-cell>
          <table:table-cell table:formula="of:=[.F36]*0.3 + [.I36]*0.3 + [.L36]*0.4" office:value-type="float" office:value="31.35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sela</text:p>
          </table:table-cell>
          <table:table-cell office:value-type="string" calcext:value-type="string">
            <text:p>Vasquez Yemayusa</text:p>
          </table:table-cell>
          <table:table-cell office:value-type="string" calcext:value-type="string">
            <text:p>est.gisela.vasquez</text:p>
          </table:table-cell>
          <table:table-cell office:value-type="float" office:value="33.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([.J37]*0.15 + [.K37]*0.25)/0.4" office:value-type="float" office:value="32.625" calcext:value-type="float">
            <text:p>33</text:p>
          </table:table-cell>
          <table:table-cell table:formula="of:=[.F37]*0.3 + [.I37]*0.3 + [.L37]*0.4" office:value-type="float" office:value="37.05" calcext:value-type="float">
            <text:p>3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Calificaciones.A1:Calificaciones.M3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LUIS FRANCISCO GOMEZ LOPEZ</meta:initial-creator>
    <meta:creation-date>2022-10-10T08:05:02</meta:creation-date>
    <dc:date>2022-11-29T19:30:33.190841890</dc:date>
    <meta:editing-duration>PT1H42M6S</meta:editing-duration>
    <meta:editing-cycles>17</meta:editing-cycles>
    <meta:document-statistic meta:table-count="1" meta:cell-count="484" meta:object-count="0"/>
  </office:meta>
</office:document-meta>
</file>